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1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Description</text:p>
          </table:table-cell>
          <table:table-cell table:number-columns-repeated="3" table:style-name="ce1" office:value-type="string">
            <text:p>Code</text:p>
          </table:table-cell>
          <table:table-cell table:number-columns-repeated="1020"/>
        </table:table-row>
        <table:table-row table:style-name="ro1">
          <table:table-cell office:value-type="string">
            <text:p>United States, Canada, Japan</text:p>
          </table:table-cell>
          <table:table-cell office:value-type="string">
            <text:p>NTSC</text:p>
          </table:table-cell>
          <table:table-cell office:value-type="string">
            <text:p>NTSC-U/C</text:p>
          </table:table-cell>
          <table:table-cell table:number-columns-repeated="1021"/>
        </table:table-row>
        <table:table-row table:style-name="ro1">
          <table:table-cell office:value-type="string">
            <text:p>Japan</text:p>
          </table:table-cell>
          <table:table-cell office:value-type="string">
            <text:p>NTSC-J</text:p>
          </table:table-cell>
          <table:table-cell office:value-type="string">
            <text:p>NTSC-Japan</text:p>
          </table:table-cell>
          <table:table-cell table:number-columns-repeated="1021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TSC-M</text:p>
          </table:table-cell>
          <table:table-cell table:number-columns-repeated="1022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NTSC-U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TSC-PAL</text:p>
          </table:table-cell>
          <table:table-cell table:number-columns-repeated="1022"/>
        </table:table-row>
        <table:table-row table:style-name="ro1">
          <table:table-cell office:value-type="string">
            <text:p>Europe, Asia, Oceania</text:p>
          </table:table-cell>
          <table:table-cell office:value-type="string">
            <text:p>PAL</text:p>
          </table:table-cell>
          <table:table-cell table:number-columns-repeated="1022"/>
        </table:table-row>
        <table:table-row table:style-name="ro1">
          <table:table-cell office:value-type="string">
            <text:p>Western/Central Europe</text:p>
          </table:table-cell>
          <table:table-cell office:value-type="string">
            <text:p>PAL-B</text:p>
          </table:table-cell>
          <table:table-cell office:value-type="string">
            <text:p>PAL-G</text:p>
          </table:table-cell>
          <table:table-cell office:value-type="string">
            <text:p>PAL-H</text:p>
          </table:table-cell>
          <table:table-cell table:number-columns-repeated="1020"/>
        </table:table-row>
        <table:table-row table:style-name="ro1">
          <table:table-cell office:value-type="string">
            <text:p>China</text:p>
          </table:table-cell>
          <table:table-cell office:value-type="string">
            <text:p>PAL-D</text:p>
          </table:table-cell>
          <table:table-cell table:number-columns-repeated="1022"/>
        </table:table-row>
        <table:table-row table:style-name="ro1">
          <table:table-cell office:value-type="string">
            <text:p>UK, Ireland &amp; South Africa</text:p>
          </table:table-cell>
          <table:table-cell office:value-type="string">
            <text:p>PAL-I</text:p>
          </table:table-cell>
          <table:table-cell table:number-columns-repeated="1022"/>
        </table:table-row>
        <table:table-row table:style-name="ro1">
          <table:table-cell office:value-type="string">
            <text:p>Brazil</text:p>
          </table:table-cell>
          <table:table-cell office:value-type="string">
            <text:p>PAL-M</text:p>
          </table:table-cell>
          <table:table-cell table:number-columns-repeated="1022"/>
        </table:table-row>
        <table:table-row table:style-name="ro1">
          <table:table-cell office:value-type="string">
            <text:p>Paraguay &amp; Uruguay</text:p>
          </table:table-cell>
          <table:table-cell office:value-type="string">
            <text:p>PAL-N</text:p>
          </table:table-cell>
          <table:table-cell table:number-columns-repeated="1022"/>
        </table:table-row>
        <table:table-row table:style-name="ro1">
          <table:table-cell office:value-type="string">
            <text:p>Argentina</text:p>
          </table:table-cell>
          <table:table-cell office:value-type="string">
            <text:p>PAL-N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L-60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L-NTSC</text:p>
          </table:table-cell>
          <table:table-cell table:number-columns-repeated="1022"/>
        </table:table-row>
        <table:table-row table:style-name="ro1">
          <table:table-cell office:value-type="string">
            <text:p>Eastern Eur,France,Mid East</text:p>
          </table:table-cell>
          <table:table-cell office:value-type="string">
            <text:p>SECAM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21:0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4:39:50.96</meta:creation-date>
    <dc:date>2021-10-09T21:03:20.83</dc:date>
    <meta:editing-duration>PT49M</meta:editing-duration>
    <meta:editing-cycles>4</meta:editing-cycles>
    <meta:generator>OpenOffice/4.1.7$Win32 OpenOffice.org_project/417m1$Build-9800</meta:generator>
    <meta:document-statistic meta:table-count="3" meta:cell-count="38" meta:object-count="0"/>
  </office:meta>
</office:document-meta>
</file>